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675000000ACD685F34EDE769C4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26.691cm" fo:margin-left="0.035cm" fo:margin-right="-0.025cm" table:align="margins" style:writing-mode="lr-tb"/>
    </style:style>
    <style:style style:name="Taula2.A" style:family="table-column">
      <style:table-column-properties style:column-width="5.45cm" style:rel-column-width="13382*"/>
    </style:style>
    <style:style style:name="Taula2.B" style:family="table-column">
      <style:table-column-properties style:column-width="6.8cm" style:rel-column-width="16695*"/>
    </style:style>
    <style:style style:name="Taula2.C" style:family="table-column">
      <style:table-column-properties style:column-width="7.62cm" style:rel-column-width="18709*"/>
    </style:style>
    <style:style style:name="Taula2.D" style:family="table-column">
      <style:table-column-properties style:column-width="6.821cm" style:rel-column-width="16749*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2.B1" style:family="table-cell">
      <style:table-cell-properties style:vertical-align="top" fo:background-color="#cccccc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2.D1" style:family="table-cell">
      <style:table-cell-properties style:vertical-align="top" fo:background-color="#cccccc" fo:padding="0.097cm" fo:border-left="0.05pt solid #000000" fo:border-right="0.5pt solid #000000" fo:border-top="0.05pt solid #000000" fo:border-bottom="0.05pt solid #000000" style:writing-mode="lr-tb">
        <style:background-image/>
      </style:table-cell-properties>
    </style:style>
    <style:style style:name="Taula2.A2" style:family="table-cell">
      <style:table-cell-properties style:vertical-align="top" fo:background-color="#d9d9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.B2" style:family="table-cell">
      <style:table-cell-properties style:vertical-align="top" fo:background-color="#ffff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.C2" style:family="table-cell">
      <style:table-cell-properties style:vertical-align="top" fo:background-color="#cfe7f5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.D2" style:family="table-cell">
      <style:table-cell-properties style:vertical-align="top" fo:background-color="#ffffff" fo:padding="0.097cm" fo:border-left="0.05pt solid #000000" fo:border-right="0.5pt solid #000000" fo:border-top="none" fo:border-bottom="0.05pt solid #000000" style:writing-mode="lr-tb">
        <style:background-image/>
      </style:table-cell-properties>
    </style:style>
    <style:style style:name="Taula2.D9" style:family="table-cell">
      <style:table-cell-properties style:vertical-align="top" fo:background-color="#ffffff" fo:padding="0.097cm" fo:border-left="0.05pt solid #000000" fo:border-right="0.5pt solid #000000" fo:border-top="none" fo:border-bottom="0.5pt solid #000000" style:writing-mode="lr-tb">
        <style:background-image/>
      </style:table-cell-properties>
    </style:style>
    <style:style style:name="Taula5" style:family="table">
      <style:table-properties style:width="26.696cm" fo:margin-left="0.035cm" fo:margin-right="-0.03cm" table:align="margins" style:writing-mode="lr-tb"/>
    </style:style>
    <style:style style:name="Taula5.A" style:family="table-column">
      <style:table-column-properties style:column-width="26.696cm" style:rel-column-width="65535*"/>
    </style:style>
    <style:style style:name="Taula5.1" style:family="table-row">
      <style:table-row-properties style:min-row-height="1.296cm" fo:keep-together="auto"/>
    </style:style>
    <style:style style:name="Taula5.A1" style:family="table-cell">
      <style:table-cell-properties style:vertical-align="top" fo:padding="0.097cm" fo:border="0.05pt solid #000000" style:writing-mode="lr-tb"/>
    </style:style>
    <style:style style:name="Taula6" style:family="table">
      <style:table-properties style:width="26.749cm" fo:margin-left="0.009cm" fo:margin-right="-0.056cm" table:align="margins" style:writing-mode="lr-tb"/>
    </style:style>
    <style:style style:name="Taula6.A" style:family="table-column">
      <style:table-column-properties style:column-width="26.749cm" style:rel-column-width="65535*"/>
    </style:style>
    <style:style style:name="Taula6.1" style:family="table-row">
      <style:table-row-properties fo:keep-together="auto"/>
    </style:style>
    <style:style style:name="Tau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" style:family="table">
      <style:table-properties style:width="26.702cm" table:align="margins" style:writing-mode="lr-tb"/>
    </style:style>
    <style:style style:name="Taula1.A" style:family="table-column">
      <style:table-column-properties style:column-width="26.702cm" style:rel-column-width="65535*"/>
    </style:style>
    <style:style style:name="Taula1.A1" style:family="table-cell">
      <style:table-cell-properties fo:padding="0.097cm" fo:border="0.05pt solid #000000"/>
    </style:style>
    <style:style style:name="Taula3" style:family="table">
      <style:table-properties style:width="26.702cm" table:align="margins" style:writing-mode="lr-tb"/>
    </style:style>
    <style:style style:name="Taula3.A" style:family="table-column">
      <style:table-column-properties style:column-width="26.702cm" style:rel-column-width="65535*"/>
    </style:style>
    <style:style style:name="Taula3.A1" style:family="table-cell">
      <style:table-cell-properties fo:padding="0.097cm" fo:border="0.05pt solid #000000"/>
    </style:style>
    <style:style style:name="Taula7" style:family="table">
      <style:table-properties style:width="26.644cm" fo:margin-left="0.115cm" fo:margin-right="-0.056cm" table:align="margins" style:writing-mode="lr-tb"/>
    </style:style>
    <style:style style:name="Taula7.A" style:family="table-column">
      <style:table-column-properties style:column-width="26.644cm" style:rel-column-width="65535*"/>
    </style:style>
    <style:style style:name="Taula7.1" style:family="table-row">
      <style:table-row-properties fo:keep-together="auto"/>
    </style:style>
    <style:style style:name="Tau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8" style:family="table">
      <style:table-properties style:width="24.97cm" table:align="center" style:writing-mode="lr-tb"/>
    </style:style>
    <style:style style:name="Taula8.A" style:family="table-column">
      <style:table-column-properties style:column-width="24.97cm"/>
    </style:style>
    <style:style style:name="Taula8.1" style:family="table-row">
      <style:table-row-properties fo:keep-together="auto"/>
    </style:style>
    <style:style style:name="Tau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Table_20_Contents">
      <style:text-properties style:font-name="Calibri"/>
    </style:style>
    <style:style style:name="P3" style:family="paragraph" style:parent-style-name="Table_20_Contents">
      <style:text-properties style:font-name="Calibri" fo:font-weight="bold" style:font-weight-asian="bold" style:font-name-complex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weight="bold" style:font-weight-asian="bold" style:font-name-complex="Calibri"/>
    </style:style>
    <style:style style:name="P5" style:family="paragraph" style:parent-style-name="Table_20_Contents">
      <style:text-properties style:font-name="Calibri" fo:font-weight="bold" style:font-weight-asian="bold" style:font-weight-complex="bold"/>
    </style:style>
    <style:style style:name="P6" style:family="paragraph" style:parent-style-name="Table_20_Contents">
      <style:text-properties style:font-name="Calibri" fo:font-size="10pt" style:font-size-asian="10pt" style:font-name-complex="Calibri" style:font-size-complex="10pt"/>
    </style:style>
    <style:style style:name="P7" style:family="paragraph" style:parent-style-name="Table_20_Contents">
      <style:paragraph-properties style:snap-to-layout-grid="false"/>
      <style:text-properties style:font-name="Calibri" fo:font-size="10pt" style:font-size-asian="10pt" style:font-name-complex="Calibri" style:font-size-complex="10pt"/>
    </style:style>
    <style:style style:name="P8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Calibri" style:font-name-complex="Calibri"/>
    </style:style>
    <style:style style:name="P10" style:family="paragraph" style:parent-style-name="Standard">
      <style:paragraph-properties style:snap-to-layout-grid="false"/>
      <style:text-properties style:font-name="Calibri" style:font-name-complex="Calibri"/>
    </style:style>
    <style:style style:name="P11" style:family="paragraph" style:parent-style-name="Standard">
      <style:text-properties style:font-name="Calibri" fo:font-size="10pt" fo:font-weight="bold" style:font-size-asian="10pt" style:font-weight-asian="bold" style:font-name-complex="Calibri" style:font-size-complex="10pt"/>
    </style:style>
    <style:style style:name="P12" style:family="paragraph" style:parent-style-name="Standard">
      <style:text-properties style:font-name="Calibri" fo:font-size="6pt" fo:font-weight="bold" style:font-size-asian="5.25pt" style:font-weight-asian="bold" style:font-name-complex="Calibri" style:font-size-complex="6pt"/>
    </style:style>
    <style:style style:name="P13" style:family="paragraph" style:parent-style-name="Standard">
      <style:paragraph-properties fo:line-height="200%"/>
    </style:style>
    <style:style style:name="P14" style:family="paragraph" style:parent-style-name="Standard">
      <style:paragraph-properties style:line-height-at-least="0.353cm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Calibri" fo:font-size="10pt" style:font-size-asian="10pt" style:font-name-complex="Calibri" style:font-size-complex="10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P17" style:family="paragraph" style:parent-style-name="Heading_20_1">
      <style:text-properties style:font-name-asian="Arial"/>
    </style:style>
    <style:style style:name="P18" style:family="paragraph" style:parent-style-name="Table_20_Contents">
      <style:text-properties fo:color="#17365d" style:font-name="Calibri" fo:font-weight="bold" style:font-weight-asian="bold" style:font-name-complex="Calibri"/>
    </style:style>
    <style:style style:name="P19" style:family="paragraph" style:parent-style-name="Table_20_Contents">
      <style:paragraph-properties style:snap-to-layout-grid="false"/>
      <style:text-properties style:font-name="Calibri" fo:font-size="10pt" officeooo:rsid="001c80bc" officeooo:paragraph-rsid="001c80bc" style:font-size-asian="10pt" style:font-name-complex="Calibri" style:font-size-complex="10pt"/>
    </style:style>
    <style:style style:name="P20" style:family="paragraph" style:parent-style-name="Table_20_Contents">
      <style:paragraph-properties style:snap-to-layout-grid="false"/>
      <style:text-properties style:font-name="Calibri" fo:font-size="10pt" style:font-size-asian="10pt" style:font-name-complex="Calibri" style:font-size-complex="10pt"/>
    </style:style>
    <style:style style:name="P21" style:family="paragraph" style:parent-style-name="Table_20_Contents">
      <style:paragraph-properties style:snap-to-layout-grid="false"/>
      <style:text-properties style:font-name="Calibri" fo:font-size="10pt" officeooo:paragraph-rsid="001c80bc" style:font-size-asian="10pt" style:font-name-complex="Calibri" style:font-size-complex="10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Calibri" fo:font-size="14pt" fo:font-weight="bold" style:font-size-asian="14pt" style:font-weight-asian="bold" style:font-name-complex="Calibri" style:font-size-complex="14pt"/>
    </style:style>
    <style:style style:name="P23" style:family="paragraph" style:parent-style-name="Standard">
      <style:text-properties style:font-name="Calibri" style:font-name-complex="Calibri"/>
    </style:style>
    <style:style style:name="P24" style:family="paragraph" style:parent-style-name="Standard">
      <style:text-properties style:font-name="Calibri" style:font-name-asian="Calibri" style:font-name-complex="Calibri"/>
    </style:style>
    <style:style style:name="P25" style:family="paragraph" style:parent-style-name="Standard">
      <style:text-properties style:font-name="Calibri" fo:font-size="10pt" fo:font-weight="bold" officeooo:rsid="001c80bc" officeooo:paragraph-rsid="001c80bc" style:font-size-asian="10pt" style:font-weight-asian="bold" style:font-name-complex="Calibri" style:font-size-complex="10pt"/>
    </style:style>
    <style:style style:name="P26" style:family="paragraph" style:parent-style-name="Standard">
      <style:text-properties style:font-name="Calibri" fo:font-size="10pt" fo:font-weight="normal" style:font-size-asian="10pt" style:font-weight-asian="normal" style:font-name-complex="Calibri" style:font-size-complex="10pt" style:font-weight-complex="normal"/>
    </style:style>
    <style:style style:name="P27" style:family="paragraph">
      <loext:graphic-properties draw:fill="none" draw:fill-color="#000000"/>
      <style:paragraph-properties fo:text-align="center"/>
    </style:style>
    <style:style style:name="T1" style:family="text">
      <style:text-properties style:font-name="Calibri" fo:font-weight="bold" style:font-name-asian="Calibri" style:font-weight-asian="bold" style:font-name-complex="Calibri"/>
    </style:style>
    <style:style style:name="T2" style:family="text">
      <style:text-properties style:font-name="Calibri" fo:font-size="10pt" style:font-size-asian="10pt" style:font-name-complex="Calibri" style:font-size-complex="10pt"/>
    </style:style>
    <style:style style:name="T3" style:family="text">
      <style:text-properties fo:color="#17365d" style:font-name="Calibri" fo:font-weight="bold" style:font-weight-asian="bold" style:font-name-complex="Calibri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1c80bc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353cm" draw:marker-end-width="0.353cm" draw:fill="none" draw:fill-color="#000000" draw:textarea-horizontal-align="justify" draw:textarea-vertical-align="middle" draw:auto-grow-height="false" fo:min-height="0.344cm" fo:min-width="0.344cm" fo:padding-top="0cm" fo:padding-bottom="0cm" fo:padding-left="0cm" fo:padding-right="0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INFORMACIÓ AVALUACIÓ INICIAL<text:tab/> <text:s text:c="5"/>CURS 17 - 18</text:p>
      <text:h text:style-name="P17" text:outline-level="1"><text:s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Table_20_Contents"><text:span text:style-name="T1"><text:s/></text:span><text:span text:style-name="T3">NOM:</text:span></text:p>
            <text:p text:style-name="P18"/>
          </table:table-cell>
          <table:table-cell table:style-name="Taula2.B1" office:value-type="string">
            <text:p text:style-name="P4">BEN ASSOLIT</text:p>
            <text:p text:style-name="P4">molt satisfact<text:span text:style-name="T7">o</text:span>ri</text:p>
          </table:table-cell>
          <table:table-cell table:style-name="Taula2.B1" office:value-type="string">
            <text:p text:style-name="P4">ALGUNS ASPECTES ASSOLITS</text:p>
            <text:p text:style-name="P4">satisfactori</text:p>
          </table:table-cell>
          <table:table-cell table:style-name="Taula2.D1" office:value-type="string">
            <text:p text:style-name="P4">HA DE MILLORAR</text:p>
          </table:table-cell>
        </table:table-row>
        <table:table-row table:style-name="Taula2.1">
          <table:table-cell table:style-name="Taula2.A2" office:value-type="string">
            <text:p text:style-name="P3">RESPECTE ALS COMPANYS I PROFESSORS</text:p>
          </table:table-cell>
          <table:table-cell table:style-name="Taula2.B2" office:value-type="string">
            <text:p text:style-name="P6">El seu tracte amb els altres és amable. Respecte que els altres opinin diferent a ell. Col·labora quan veu <text:s/>que no es tracta bé a un company.</text:p>
          </table:table-cell>
          <table:table-cell table:style-name="Taula2.C2" office:value-type="string">
            <text:p text:style-name="P6">Es relaciona bé amb els companys i col·labora en afavorir el bon clima d’aula, tot i que li costa acceptar les opinions dels altres. </text:p>
          </table:table-cell>
          <table:table-cell table:style-name="Taula2.D2" office:value-type="string">
            <text:p text:style-name="P6">Sovint tracta de forma despectiva als altres. Li costa escoltar.</text:p>
          </table:table-cell>
        </table:table-row>
        <table:table-row table:style-name="Taula2.1">
          <table:table-cell table:style-name="Taula2.A2" office:value-type="string">
            <text:p text:style-name="P3">INTERÈS I ESFORÇ PER APRENDRE</text:p>
          </table:table-cell>
          <table:table-cell table:style-name="Taula2.B2" office:value-type="string">
            <text:p text:style-name="P6">Està atent a classe, participa i es mostra motivat per fer les tasques proposades. S’esforça per vèncer les seves dificultats .</text:p>
          </table:table-cell>
          <table:table-cell table:style-name="Taula2.C2" office:value-type="string">
            <text:p text:style-name="P6">Es mostra participatiu a classe i davant les dificultats és capaç d’adaptar-se i resoldre-les amb l’ajuda dels companys o de l’adult.</text:p>
          </table:table-cell>
          <table:table-cell table:style-name="Taula2.D2" office:value-type="string">
            <text:p text:style-name="P6">Li costa reconèixer les seves dificultats .Es distreu a classe, li costa concentrar-se i distreu als companys.</text:p>
          </table:table-cell>
        </table:table-row>
        <table:table-row table:style-name="Taula2.1">
          <table:table-cell table:style-name="Taula2.A2" office:value-type="string">
            <text:p text:style-name="P3">RESPONSABILITAT I ÚS DEL MATERIAL NECESSARI <text:span text:style-name="T6">(Carpesà, estoig, ordinador, flauta, agenda, roba EF)</text:span></text:p>
          </table:table-cell>
          <table:table-cell table:style-name="Taula2.B2" office:value-type="string">
            <text:p text:style-name="P7">Sempre porta el material necessari per treballar.</text:p>
            <text:p text:style-name="P7">Utilitza les xarxes socials i eines Digitals amb respecte.</text:p>
          </table:table-cell>
          <table:table-cell table:style-name="Taula2.C2" office:value-type="string">
            <text:p text:style-name="P7">Normalment porta el material necessari per treballar.</text:p>
            <text:p text:style-name="P7">Ha d’aprendre a fer un bon ús de les xarxes socials i eines Digitals.</text:p>
          </table:table-cell>
          <table:table-cell table:style-name="Taula2.D2" office:value-type="string">
            <text:p text:style-name="P7">Sovint no porta el material necessari per treballar.</text:p>
            <text:p text:style-name="P7">Es connecta a les xarxes socials o jocs a l’hora de classe.</text:p>
          </table:table-cell>
        </table:table-row>
        <table:table-row table:style-name="Taula2.1">
          <table:table-cell table:style-name="Taula2.A2" office:value-type="string">
            <text:p text:style-name="P3">RECURSOS D'AUTONOMIA I INICIATIVA PERSONAL (PUNTUALITAT)</text:p>
          </table:table-cell>
          <table:table-cell table:style-name="Taula2.B2" office:value-type="string">
            <text:p text:style-name="P6">S’organitza i es responsabilitza de les tasques (agenda, deures, treball a classe) i demana ajuda quan ho necessita.</text:p>
            <text:p text:style-name="P6">És puntual.</text:p>
          </table:table-cell>
          <table:table-cell table:style-name="Taula2.C2" office:value-type="string">
            <text:p text:style-name="P7">S’organitza i es responsabilitza de les tasques (agenda, deures, treball a classe), tot i que cal fer-li un seguiment per manca de constància.</text:p>
            <text:p text:style-name="P19">De vegades arriba tard.</text:p>
          </table:table-cell>
          <table:table-cell table:style-name="Taula2.D2" office:value-type="string">
            <text:p text:style-name="P7">Li falta organització i responsabilitat a l’hora de realitzar les tasques (agenda, deures, treball a classe), fet que dificulta el seu aprenentatge.</text:p>
            <text:p text:style-name="P21"><text:span text:style-name="T7">Sovint arriba tard.</text:span></text:p>
          </table:table-cell>
        </table:table-row>
        <table:table-row table:style-name="Taula2.1">
          <table:table-cell table:style-name="Taula2.A2" office:value-type="string">
            <text:p text:style-name="P3">TREBALL COOPERATIU</text:p>
          </table:table-cell>
          <table:table-cell table:style-name="Taula2.B2" office:value-type="string">
            <text:p text:style-name="P6">Treballa i coopera en el projecte o treballs en equip implicant-se activament, aportant idees. Ajuda als altres.</text:p>
          </table:table-cell>
          <table:table-cell table:style-name="Taula2.C2" office:value-type="string">
            <text:p text:style-name="P7">Treballa en equip respectant els altres, aportant algunes idees .</text:p>
          </table:table-cell>
          <table:table-cell table:style-name="Taula2.D2" office:value-type="string">
            <text:p text:style-name="P7">Li costa treballar en equip, aporta poques idees i, en general, és passiu.</text:p>
          </table:table-cell>
        </table:table-row>
        <table:table-row table:style-name="Taula2.1">
          <table:table-cell table:style-name="Taula2.A2" office:value-type="string">
            <text:p text:style-name="P3">COMPRENSIÓ LECTORA</text:p>
          </table:table-cell>
          <table:table-cell table:style-name="Taula2.B2" office:value-type="string">
            <text:p text:style-name="P6">Identifica les idees principals i les secundàries del text. Sap interpretar el sentit metafòric.</text:p>
          </table:table-cell>
          <table:table-cell table:style-name="Taula2.C2" office:value-type="string">
            <text:p text:style-name="P6">Reconeix el tema però no distingeix les idees principals de les secundàries.</text:p>
          </table:table-cell>
          <table:table-cell table:style-name="Taula2.D2" office:value-type="string">
            <text:p text:style-name="P6">Només té una <text:s/>comprensió literal del text.</text:p>
          </table:table-cell>
        </table:table-row>
        <table:table-row table:style-name="Taula2.1">
          <table:table-cell table:style-name="Taula2.A2" office:value-type="string">
            <text:p text:style-name="P3">EXPRESSIÓ ESCRITA I ORAL</text:p>
          </table:table-cell>
          <table:table-cell table:style-name="Taula2.B2" office:value-type="string">
            <text:p text:style-name="P6">El text està ben organitzat, no repeteix les idees. No hi ha faltes d'ortografia.</text:p>
          </table:table-cell>
          <table:table-cell table:style-name="Taula2.C2" office:value-type="string">
            <text:p text:style-name="P6">El text està ben organitzat amb alguna manca de connexió. Hi ha alguna falta d'ortografia.</text:p>
          </table:table-cell>
          <table:table-cell table:style-name="Taula2.D2" office:value-type="string">
            <text:p text:style-name="P6">Les idees del text estan mal <text:s/>estructurades, hi ha repeticions. Hi ha faltes d'ortografia.</text:p>
          </table:table-cell>
        </table:table-row>
        <table:table-row table:style-name="Taula2.1">
          <table:table-cell table:style-name="Taula2.A2" office:value-type="string">
            <text:p text:style-name="P3">COMPETÈNCIA MATEMÀTICA</text:p>
          </table:table-cell>
          <table:table-cell table:style-name="Taula2.B2" office:value-type="string">
            <text:p text:style-name="P6"/>
            <text:p text:style-name="P6"/>
          </table:table-cell>
          <table:table-cell table:style-name="Taula2.C2" office:value-type="string">
            <text:p text:style-name="P6"/>
          </table:table-cell>
          <table:table-cell table:style-name="Taula2.D9" office:value-type="string">
            <text:p text:style-name="P6"/>
          </table:table-cell>
        </table:table-row>
      </table:table>
      <text:p text:style-name="Standard"><text:s text:c="38"/></text:p>
      <text:p text:style-name="Standard"/>
      <text:p text:style-name="Standard"/>
      <text:p text:style-name="Standard"><text:soft-page-break/><text:s text:c="10"/></text:p>
      <table:table table:name="Taula5" table:style-name="Taula5">
        <table:table-column table:style-name="Taula5.A"/>
        <table:table-row table:style-name="Taula5.1">
          <table:table-cell table:style-name="Taula5.A1" office:value-type="string">
            <text:p text:style-name="P25">ORIENTACIONS:</text:p>
            <text:p text:style-name="P12"/>
            <text:p text:style-name="P15">Entrevista tutor <text:s/><draw:custom-shape text:anchor-type="as-char" draw:z-index="0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<text:s text:c="12"/>Full reflexió <text:s text:c="2"/><draw:custom-shape text:anchor-type="as-char" draw:z-index="1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<text:s text:c="11"/>Taller d'estudi <text:s text:c="3"/><draw:custom-shape text:anchor-type="as-char" draw:z-index="2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<text:s text:c="10"/>Suport familiar <text:s text:c="2"/><draw:custom-shape text:anchor-type="as-char" draw:z-index="3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<text:s text:c="11"/></text:p>
          </table:table-cell>
        </table:table-row>
      </table:table>
      <text:p text:style-name="Standard"/>
      <table:table table:name="Taula6" table:style-name="Taula6">
        <table:table-column table:style-name="Taula6.A"/>
        <table:table-row table:style-name="Taula6.1">
          <table:table-cell table:style-name="Taula6.A1" office:value-type="string">
            <text:p text:style-name="P16">RECURS PROPOSAT:</text:p>
            <text:p text:style-name="P15">Pla Individualitzat <text:s/><draw:custom-shape text:anchor-type="as-char" draw:z-index="10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<text:s text:c="4"/>Atenció Individual <text:s text:c="2"/><draw:custom-shape text:anchor-type="as-char" draw:z-index="11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<text:s text:c="3"/>Aula d’Acollida <text:s text:c="7"/><draw:custom-shape text:anchor-type="as-char" draw:z-index="13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<text:s text:c="3"/>Activitats d'ampliació <text:s text:c="3"/><draw:custom-shape text:anchor-type="as-char" draw:z-index="12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<text:s text:c="3"/><text:span text:style-name="T8"><text:s text:c="6"/>Aula Oberta <text:s text:c="2"/></text:span><text:span text:style-name="T8"><draw:custom-shape text:anchor-type="as-char" draw:z-index="7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</text:span><text:span text:style-name="T8"> <text:s text:c="8"/>Habilitats Socials <text:s text:c="2"/></text:span><text:span text:style-name="T8"><draw:custom-shape text:anchor-type="as-char" draw:z-index="8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</text:span><text:span text:style-name="T8"> <text:s text:c="8"/>USEE <text:s text:c="2"/></text:span><text:span text:style-name="T8"><draw:custom-shape text:anchor-type="as-char" draw:z-index="9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</text:span><text:span text:style-name="T8"> </text:span></text:p>
            <text:p text:style-name="P26">Projecte Vincles <text:s/><draw:custom-shape text:anchor-type="as-char" draw:z-index="25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<text:s text:c="7"/>Projecte Cantina <draw:custom-shape text:anchor-type="as-char" draw:z-index="26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</text:p>
            <text:p text:style-name="P13"/>
          </table:table-cell>
        </table:table-row>
      </table:table>
      <text:p text:style-name="Standard"/>
      <table:table table:name="Taula1" table:style-name="Taula1">
        <table:table-column table:style-name="Taula1.A"/>
        <table:table-row>
          <table:table-cell table:style-name="Taula1.A1" office:value-type="string">
            <text:p text:style-name="P8">TALLERS I CONCURSOS QUE PARTICIPA:</text:p>
            <text:p text:style-name="P2">Copa Cangur <draw:custom-shape text:anchor-type="as-char" draw:z-index="14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<text:s/>Lliga de debats <draw:custom-shape text:anchor-type="as-char" draw:z-index="15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<text:s/>Lectura en veu alta <draw:custom-shape text:anchor-type="as-char" draw:z-index="16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<text:s text:c="2"/>Padrí de lectura <text:s/><draw:custom-shape text:anchor-type="as-char" draw:z-index="17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<text:s text:c="3"/>Robòtica, 3D, Programació <draw:custom-shape text:anchor-type="as-char" draw:z-index="18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<text:s text:c="2"/>Senderisme, escalada, esport <text:s/><draw:custom-shape text:anchor-type="as-char" draw:z-index="19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</text:p>
            <text:p text:style-name="P2">Creativitat i cinema <draw:custom-shape text:anchor-type="as-char" draw:z-index="20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Dibuix i Decoració <draw:custom-shape text:anchor-type="as-char" draw:z-index="21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<text:s/>Teatre per primària <text:s/><draw:custom-shape text:anchor-type="as-char" draw:z-index="22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<text:s text:c="2"/>Escola Bressol <text:s/><draw:custom-shape text:anchor-type="as-char" draw:z-index="23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<text:s/>Revista <text:s/><draw:custom-shape text:anchor-type="as-char" draw:z-index="24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<text:s text:c="3"/>Cuina en anglès <text:s text:c="2"/><draw:custom-shape text:anchor-type="as-char" draw:z-index="27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</text:p>
            <text:p text:style-name="P2"/>
          </table:table-cell>
        </table:table-row>
      </table:table>
      <text:p text:style-name="Standard"/>
      <table:table table:name="Taula3" table:style-name="Taula3">
        <table:table-column table:style-name="Taula3.A"/>
        <table:table-row>
          <table:table-cell table:style-name="Taula3.A1" office:value-type="string">
            <text:p text:style-name="P5">RESPONSABILITATS </text:p>
            <text:p text:style-name="P2">Delegat <text:s/><draw:custom-shape text:anchor-type="as-char" draw:z-index="28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<text:s/>Informàtica <text:s/><draw:custom-shape text:anchor-type="as-char" draw:z-index="29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<text:s/>Mediació <text:s/><draw:custom-shape text:anchor-type="as-char" draw:z-index="30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<text:s/>Cura de la classe <text:s/><draw:custom-shape text:anchor-type="as-char" draw:z-index="31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<text:s/>Acollida companys nous <draw:custom-shape text:anchor-type="as-char" draw:z-index="32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 <text:s text:c="2"/>Agenda digital <text:s text:c="2"/><draw:custom-shape text:anchor-type="as-char" draw:z-index="33" draw:name="Forma1" draw:style-name="gr1" draw:text-style-name="P27" svg:width="0.345cm" svg:height="0.345cm"><text:p/><draw:enhanced-geometry svg:viewBox="0 0 21600 21600" draw:mirror-horizontal="false" draw:mirror-vertical="false" draw:type="rectangle" draw:enhanced-path="M 0 0 L 21600 0 21600 21600 0 21600 0 0 Z N"/></draw:custom-shape></text:p>
            <text:p text:style-name="Table_20_Contents"/>
          </table:table-cell>
        </table:table-row>
      </table:table>
      <text:p text:style-name="Standard"/>
      <table:table table:name="Taula7" table:style-name="Taula7">
        <table:table-column table:style-name="Taula7.A"/>
        <table:table-row table:style-name="Taula7.1">
          <table:table-cell table:style-name="Taula7.A1" office:value-type="string">
            <text:p text:style-name="P11">VALORACIÓ DE LA FAMÍLIA:</text:p>
            <text:p text:style-name="P11"/>
            <text:p text:style-name="P13"><text:span text:style-name="T2">Ens comprometem a</text:span> ...........................................................................................................................................................................................................................</text:p>
            <text:p text:style-name="P14">........................................................................................................................................................................................................................................................</text:p>
            <text:p text:style-name="P13"/>
          </table:table-cell>
        </table:table-row>
      </table:table>
      <text:p text:style-name="Standard"/>
      <text:p text:style-name="P9">SIGNATURA TUTOR/A<text:tab/><text:tab/><text:tab/><text:tab/><text:tab/>SIGNATURA ALUMNAT<text:tab/><text:tab/><text:tab/><text:tab/>SIGNATURA FAMÍLIA</text:p>
      <text:p text:style-name="P9"/>
      <table:table table:name="Taula8" table:style-name="Taula8">
        <table:table-column table:style-name="Taula8.A"/>
        <table:table-row table:style-name="Taula8.1">
          <table:table-cell table:style-name="Taula8.A1" office:value-type="string">
            <text:p text:style-name="P10"/>
            <text:p text:style-name="P10"/>
            <text:p text:style-name="P10"/>
          </table:table-cell>
        </table:table-row>
      </table:table>
      <text:p text:style-name="P24"/>
      <text:p text:style-name="P9"><text:soft-page-break/>Terrassa 20 d’ Octubre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style:font-size-asian="12pt"/>
    </style:style>
    <style:style style:name="Fuente_20_de_20_párrafo_20_predeter." style:display-name="Fuente de párrafo predeter." style:family="text"/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Tipus_20_de_20_lletra_20_per_20_defecte_20_del_20_paràgraf" style:display-name="Tipus de lletra per defecte del paràgraf" style:family="text"/>
    <style:style style:name="Page_20_Number" style:display-name="Page Number" style:family="text" style:parent-style-name="Tipus_20_de_20_lletra_20_per_20_defecte_20_del_20_paràgraf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9cm" fo:margin-bottom="1cm" fo:margin-left="1.499cm" fo:margin-right="1.499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07cm" fo:margin-left="0cm" fo:margin-right="0cm" fo:margin-bottom="0.508cm" style:dynamic-spacing="true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1.358cm" fo:margin-bottom="2.002cm" fo:margin-left="2.501cm" fo:margin-right="2.50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tge1" text:anchor-type="paragraph" svg:width="24.696cm" svg:height="2.57cm" draw:z-index="6"><draw:image xlink:href="Pictures/1000020100000675000000ACD685F34EDE769C4D.png" xlink:type="simple" xlink:show="embed" xlink:actuate="onLoad"/></draw:frame> <text:s/></text:p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 ANUAL</dc:title>
    <meta:initial-creator>Javier</meta:initial-creator>
    <meta:creation-date>2008-05-29T12:12:00</meta:creation-date>
    <dc:date>2017-10-09T11:06:08.054000000</dc:date>
    <meta:print-date>2008-04-14T10:24:00</meta:print-date>
    <meta:editing-cycles>19</meta:editing-cycles>
    <meta:editing-duration>PT2H3M42S</meta:editing-duration>
    <meta:generator>LibreOffice/5.3.4.2$Windows_x86 LibreOffice_project/f82d347ccc0be322489bf7da61d7e4ad13fe2ff3</meta:generator>
    <meta:document-statistic meta:table-count="7" meta:image-count="1" meta:object-count="0" meta:page-count="3" meta:paragraph-count="61" meta:word-count="522" meta:character-count="4079" meta:non-whitespace-character-count="3362"/>
  </office:meta>
</office:document-meta>
</file>